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number of sequence</text:p>
          </table:table-cell>
          <table:table-cell/>
          <table:table-cell office:value-type="string" calcext:value-type="string">
            <text:p>DNASeqAna</text:p>
          </table:table-cell>
          <table:table-cell office:value-type="string" calcext:value-type="string">
            <text:p>trfind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0m0.524s</text:p>
          </table:table-cell>
          <table:table-cell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0m0.629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0m0.829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m0.587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m1.777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0m3.235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0m15.034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0m20.576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 25.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 mio</text:p>
          </table:table-cell>
          <table:table-cell/>
          <table:table-cell office:value-type="string" calcext:value-type="string">
            <text:p>real <text:s text:c="3"/>3m24.195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mio</text:p>
          </table:table-cell>
          <table:table-cell/>
          <table:table-cell office:value-type="string" calcext:value-type="string">
            <text:p>real <text:s text:c="3"/>0m41.948s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real <text:s text:c="3"/>0m1.007s</text:p>
          </table:table-cell>
          <table:table-cell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real <text:s text:c="3"/>0m1.073s</text:p>
          </table:table-cell>
          <table:table-cell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real <text:s text:c="3"/>0m2.269s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D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2:34:34.768453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19:53:42.344810084</meta:creation-date>
    <dc:date>2026-02-25T15:46:43.842768566</dc:date>
    <meta:editing-duration>PT2H57M29S</meta:editing-duration>
    <meta:editing-cycles>2</meta:editing-cycles>
    <meta:generator>LibreOffice/25.8.4.2$Linux_X86_64 LibreOffice_project/580$Build-2</meta:generator>
    <meta:document-statistic meta:table-count="1" meta:cell-count="39" meta:object-count="0"/>
  </office:meta>
</office:document-meta>
</file>